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5.63mm"/>
    </style:style>
    <style:style style:name="co7" style:family="table-column">
      <style:table-column-properties fo:break-before="auto" style:column-width="34.55mm"/>
    </style:style>
    <style:style style:name="co8" style:family="table-column">
      <style:table-column-properties fo:break-before="auto" style:column-width="14.38mm"/>
    </style:style>
    <style:style style:name="co9" style:family="table-column">
      <style:table-column-properties fo:break-before="auto" style:column-width="13.2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6" table:number-columns-repeated="3" table:default-cell-style-name="Default"/>
        <table:table-column table:style-name="co6" table:default-cell-style-name="ce4"/>
        <table:table-column table:style-name="co6" table:default-cell-style-name="ce5"/>
        <table:table-column table:style-name="co5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. (<text:a xlink:href="http://archwort.dainst.org/de/term/10557" xlink:type="simple">http://archwort.dainst.org/de/term/10557</text:a>)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table:style-name="ce6" office:value-type="string" calcext:value-type="string">
            <text:p>Typ (<text:a xlink:href="http://archwort.dainst.org/de/term/3100" xlink:type="simple">http://archwort.dainst.org/de/term/3100</text:a>)</text:p>
          </table:table-cell>
          <table:table-cell office:value-type="string" calcext:value-type="string">
            <text:p>Randform</text:p>
          </table:table-cell>
          <table:table-cell office:value-type="string" calcext:value-type="string">
            <text:p>joints</text:p>
          </table:table-cell>
          <table:table-cell office:value-type="string" calcext:value-type="string">
            <text:p>Anmerk_2</text:p>
          </table:table-cell>
          <table:table-cell office:value-type="string" calcext:value-type="string">
            <text:p>Zenodo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enig Mageru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office:value-type="string" calcext:value-type="string">
            <text:p><text:a xlink:href="https://zenodo.org/record/2529425" xlink:type="simple">https://zenodo.org/record/2529425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innen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office:value-type="string" calcext:value-type="string">
            <text:p><text:a xlink:href="https://zenodo.org/record/2529483" xlink:type="simple">https://zenodo.org/record/2529483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<text:a xlink:href="https://zenodo.org/record/2529508" xlink:type="simple">https://zenodo.org/record/2529508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Garz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-grau-braun</text:p>
          </table:table-cell>
          <table:table-cell/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warz-rot-brau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gelb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Teterow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G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aunschwarz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1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Vipperow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b-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lb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lawisch?</text:p>
          </table:table-cell>
          <table:table-cell office:value-type="string" calcext:value-type="string">
            <text:p>Teterow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eschwärzt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braunschwarz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+ 2 WS</text:p>
          </table:table-cell>
          <table:table-cell office:value-type="string" calcext:value-type="string">
            <text:p>Krusten am Ran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gelb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rot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bräun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-Teterow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+ 2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elb</text:p>
          </table:table-cell>
          <table:table-cell/>
          <table:table-cell office:value-type="string" calcext:value-type="string">
            <text:p>ora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u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röt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schwärz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rau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Kerb1</text:p>
          </table:table-cell>
          <table:table-cell office:value-type="string" calcext:value-type="string">
            <text:p>T9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zu 36III gehören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gra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ro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obgemagert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Bobzin?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Garz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lb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werzbeige</text:p>
          </table:table-cell>
          <table:table-cell/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 1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?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 2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elblich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rot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beige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amm 1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hwarz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grau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rotschwarz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raubeige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grau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eloch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1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IX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amm 1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2I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2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RS 12303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warzorange</text:p>
          </table:table-cell>
          <table:table-cell table:number-columns-repeated="2" office:value-type="string" calcext:value-type="string">
            <text:p>beige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2V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hört zu Zchng. 41 XIV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2VI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wärzlich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42I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X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x 2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XV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41XV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2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V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II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46" calcext:value-type="float">
            <text:p>12303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2XIII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och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schwarz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chwarzbeige</text:p>
          </table:table-cell>
          <table:table-cell office:value-type="string" calcext:value-type="string">
            <text:p>gemisch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I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V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tsch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3V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V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wero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I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X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X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-3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4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richterrand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I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V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?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V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</text:p>
          </table:table-cell>
          <table:table-cell table:number-columns-repeated="2" office:value-type="string" calcext:value-type="string">
            <text:p>orange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joint zu 1 RS 12302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I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XI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sa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?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XIII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XV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XV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rötlich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5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45V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5VI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5X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eterow</text:p>
          </table:table-cell>
          <table:table-cell/>
          <table:table-cell office:value-type="string" calcext:value-type="string">
            <text:p>joint zu 123038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5XI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5XI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llf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5X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beigegelb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ckelmarkeBobzin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int mit 12303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6V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6V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schwärzt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oint mit 123031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joint mit 12303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6IV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eigeschwarz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joint mit 12303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6V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geschwärzt</text:p>
          </table:table-cell>
          <table:table-cell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chale?</text:p>
          </table:table-cell>
          <table:table-cell/>
          <table:table-cell office:value-type="string" calcext:value-type="string">
            <text:p>G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6IX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joint mit 12303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7II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7I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7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7V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chärzt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geschwärztorange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7I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F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7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Default"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67XI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 x 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8VI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5XIII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5XIV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7X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Knickrandschal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47X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8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8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äpfche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48IV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pfartig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48X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8X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table:number-columns-repeated="5"/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5I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8XI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9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-9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braun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ige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9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9I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braun</text:p>
          </table:table-cell>
          <table:table-cell office:value-type="string" calcext:value-type="string">
            <text:p>orangeschwar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 x 2</text:p>
          </table:table-cell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50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V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V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50VI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office:value-type="string" calcext:value-type="string">
            <text:p>rot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X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X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GW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51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1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1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1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1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1VIII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1I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1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-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nge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1X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2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dunkel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2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2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2I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-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2V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/Bobzin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raun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abgesetzter 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2I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2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3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3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3I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braun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3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grau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ubeige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I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5VIII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3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3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3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V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hellgr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-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IX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X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X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5V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sehr dünnwani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5VI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5X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5X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5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lasig überbrann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5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5I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5IV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 graubeige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6I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6II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braunschwarz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Sukow/Feldber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56II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elblich</text:p>
          </table:table-cell>
          <table:table-cell office:value-type="string" calcext:value-type="string">
            <text:p>orangegraugelb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Feldberg</text:p>
          </table:table-cell>
          <table:table-cell/>
          <table:table-cell office:value-type="string" calcext:value-type="string">
            <text:p>+ 8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6I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Sukow</text:p>
          </table:table-cell>
          <table:table-cell/>
          <table:table-cell office:value-type="string" calcext:value-type="string">
            <text:p>+ 4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6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rRuß 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6V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6I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geschwärzt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6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?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6X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bige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6X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6X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6X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 Deckel</text:p>
          </table:table-cell>
          <table:table-cell office:value-type="string" calcext:value-type="string">
            <text:p>GF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/Garz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57V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V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-grau</text:p>
          </table:table-cell>
          <table:table-cell office:value-type="string" calcext:value-type="string">
            <text:p>bläulich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I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X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X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-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X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GF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XV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</text:p>
          </table:table-cell>
          <table:table-cell office:value-type="string" calcext:value-type="string">
            <text:p>Wie 1230,402</text:p>
          </table:table-cell>
          <table:table-cell office:value-type="string" calcext:value-type="string">
            <text:p>wie Zchng. 61IV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X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I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X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wie Zchng. 61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1XI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im Umbruch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braun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V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I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öddelig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X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X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-K4</text:p>
          </table:table-cell>
          <table:table-cell office:value-type="string" calcext:value-type="string">
            <text:p>+ 2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1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grau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 GF</text:p>
          </table:table-cell>
          <table:table-cell office:value-type="string" calcext:value-type="string">
            <text:p>schwarz GF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IV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lblich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XVI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GF direkt unter dem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 direkt unter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V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ege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I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X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dunkl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XI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X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-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braun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V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V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schwarzorang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/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9VI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iege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X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hne GF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X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ll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rangehell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(Steilhals)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hel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/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XVI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lila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I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V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V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lil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V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VI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wärz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rod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V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Bobzin</text:p>
          </table:table-cell>
          <table:table-cell/>
          <table:table-cell office:value-type="string" calcext:value-type="string">
            <text:p>+ 1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3VI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X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X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X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hellgrau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 kerb2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4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4IV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elglasiert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string" calcext:value-type="string">
            <text:p>iW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62I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-orange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2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 shwarz grau-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 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2X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2X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2X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Rosa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chwarz-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3W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Hohlkehle</text:p>
          </table:table-cell>
          <table:table-cell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-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Dunkelgrau-bei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I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I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-orange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RS na/nb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7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GW?</text:p>
          </table:table-cell>
          <table:table-cell office:value-type="string" calcext:value-type="string">
            <text:p>K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V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X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X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-dunkel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X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grau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2I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unkelbraun-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2I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2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4VIII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4IX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VIII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/s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Kugeltopf?</text:p>
          </table:table-cell>
          <table:table-cell office:value-type="string" calcext:value-type="string">
            <text:p>K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IX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I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unkelgrau-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Bobzin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64V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4VI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6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6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6I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teilrand WB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</text:p>
          </table:table-cell>
          <table:table-cell table:number-columns-repeated="5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6V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6V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6V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5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6VI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6I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6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I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-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GF i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V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X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office:value-type="string" calcext:value-type="string">
            <text:p>Bob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X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X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-orange</text:p>
          </table:table-cell>
          <table:table-cell office:value-type="string" calcext:value-type="string">
            <text:p>Dunelgrau-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X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ini 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-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-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 bis unter Rand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doppel WB</text:p>
          </table:table-cell>
          <table:table-cell/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F</text:p>
          </table:table-cell>
          <table:table-cell office:value-type="string" calcext:value-type="string">
            <text:p>hellgrau-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9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9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9I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hwarz-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9I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-hellgrau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9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i/a keine 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9V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or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/Teterow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9I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9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9X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WB ?</text:p>
          </table:table-cell>
          <table:table-cell/>
          <table:table-cell office:value-type="string" calcext:value-type="string">
            <text:p>T1-T1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T1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table:number-columns-repeated="7"/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0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0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0I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0IV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hellbeige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0I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 auf Rand</text:p>
          </table:table-cell>
          <table:table-cell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0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-grau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number-columns-repeated="2"/>
          <table:table-cell office:value-type="string" calcext:value-type="string">
            <text:p>K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0X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0X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-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0XI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Deckelmarke</text:p>
          </table:table-cell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70XIV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beige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0XV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0XVI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rötlich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ra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1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nkelbraun-schwarz-poliert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beige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I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1V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 Kerb1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V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V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I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</text:p>
          </table:table-cell>
          <table:table-cell/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 GF</text:p>
          </table:table-cell>
          <table:table-cell office:value-type="string" calcext:value-type="string">
            <text:p>grau GF</text:p>
          </table:table-cell>
          <table:table-cell office:value-type="string" calcext:value-type="string">
            <text:p>d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doppe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X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schnitt innen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3" office:value-type="string" calcext:value-type="string">
            <text:p>bei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i/a keine 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1?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1XIII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</text:p>
          </table:table-cell>
          <table:table-cell office:value-type="string" calcext:value-type="string">
            <text:p>dunkelgrau glatt</text:p>
          </table:table-cell>
          <table:table-cell office:value-type="string" calcext:value-type="string">
            <text:p>grau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1XV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&gt;20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UFG?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orange-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eventuell Zchng. 65XII &amp; VIII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-T8</text:p>
          </table:table-cell>
          <table:table-cell office:value-type="string" calcext:value-type="string">
            <text:p>wie Zchng. 65X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-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-schwarz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2I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-grau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2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2V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-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2V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mitt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le- und mitt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joint mit 123025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73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/Vipperow</text:p>
          </table:table-cell>
          <table:table-cell office:value-type="string" calcext:value-type="string">
            <text:p>T2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2VIII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igebraun</text:p>
          </table:table-cell>
          <table:table-cell office:value-type="string" calcext:value-type="string">
            <text:p>grau-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latt dunkelgrau</text:p>
          </table:table-cell>
          <table:table-cell office:value-type="string" calcext:value-type="string">
            <text:p>dunkelgrau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I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2WB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II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8IV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range </text:p>
          </table:table-cell>
          <table:table-cell office:value-type="string" calcext:value-type="string">
            <text:p>orange-grau GF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,15</text:p>
          </table:table-cell>
          <table:table-cell office:value-type="string" calcext:value-type="string">
            <text:p>o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V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0V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na</text:p>
          </table:table-cell>
          <table:table-cell table:number-columns-repeated="6"/>
          <table:table-cell office:value-type="string" calcext:value-type="string">
            <text:p>Bobzin</text:p>
          </table:table-cell>
          <table:table-cell table:number-columns-repeated="3"/>
          <table:table-cell office:value-type="string" calcext:value-type="string">
            <text:p><text:a xlink:href="https://zenodo.org/record/2529467" xlink:type="simple">https://zenodo.org/record/2529467</text:a></text:p>
          </table:table-cell>
        </table:table-row>
        <table:table-row table:style-name="ro2">
          <table:table-cell table:number-columns-repeated="3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chwarzrot</text:p>
          </table:table-cell>
          <table:table-cell office:value-type="string" calcext:value-type="string">
            <text:p>chwarzrot</text:p>
          </table:table-cell>
          <table:table-cell office:value-type="string" calcext:value-type="string">
            <text:p>schwarzgrau</text:p>
          </table:table-cell>
          <table:table-cell table:number-columns-repeated="4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rrodiert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ötlich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F; Beige-orange</text:p>
          </table:table-cell>
          <table:table-cell office:value-type="string" calcext:value-type="string">
            <text:p>GF; beige-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G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 table:number-rows-repeated="1047973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.00.0000</text:date>, <text:time style:data-style-name="N2" text:time-value="12:32:25.90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8-12-31T21:10:24.670000000</dc:date>
    <meta:editing-duration>PT19H53M1S</meta:editing-duration>
    <meta:editing-cycles>113</meta:editing-cycles>
    <meta:generator>LibreOffice/5.1.6.2$Windows_x86 LibreOffice_project/07ac168c60a517dba0f0d7bc7540f5afa45f0909</meta:generator>
    <meta:document-statistic meta:table-count="1" meta:cell-count="6396" meta:object-count="0"/>
  </office:meta>
</office:document-meta>
</file>